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ado_de_20170709_15_08_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.4259401888697" calcext:value-type="float">
            <text:p>86,4259401889</text:p>
          </table:table-cell>
          <table:table-cell office:value-type="float" office:value="93.1492054437415" calcext:value-type="float">
            <text:p>93,1492054437</text:p>
          </table:table-cell>
          <table:table-cell office:value-type="float" office:value="-190.79664244193" calcext:value-type="float">
            <text:p>-190,7966424419</text:p>
          </table:table-cell>
          <table:table-cell table:number-columns-repeated="2"/>
          <table:table-cell table:formula="of:=AVERAGE([.D1:.D30])" office:value-type="float" office:value="-173.673481728685" calcext:value-type="float">
            <text:p>-173,6734817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6.2021415716847" calcext:value-type="float">
            <text:p>-46,2021415717</text:p>
          </table:table-cell>
          <table:table-cell office:value-type="float" office:value="37.1754140806092" calcext:value-type="float">
            <text:p>37,1754140806</text:p>
          </table:table-cell>
          <table:table-cell office:value-type="float" office:value="-126.246664882579" calcext:value-type="float">
            <text:p>-126,2466648826</text:p>
          </table:table-cell>
          <table:table-cell table:number-columns-repeated="2"/>
          <table:table-cell table:formula="of:=MIN([.D1:.D30])" office:value-type="float" office:value="-226.890732794095" calcext:value-type="float">
            <text:p>-226,8907327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.8589183208263" calcext:value-type="float">
            <text:p>80,8589183208</text:p>
          </table:table-cell>
          <table:table-cell office:value-type="float" office:value="97.9748837293711" calcext:value-type="float">
            <text:p>97,9748837294</text:p>
          </table:table-cell>
          <table:table-cell office:value-type="float" office:value="-205.662494182721" calcext:value-type="float">
            <text:p>-205,66249418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.7433640552867" calcext:value-type="float">
            <text:p>90,7433640553</text:p>
          </table:table-cell>
          <table:table-cell office:value-type="float" office:value="99.158274874852" calcext:value-type="float">
            <text:p>99,1582748749</text:p>
          </table:table-cell>
          <table:table-cell office:value-type="float" office:value="-222.955535282977" calcext:value-type="float">
            <text:p>-222,95553528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.8621877278124" calcext:value-type="float">
            <text:p>87,8621877278</text:p>
          </table:table-cell>
          <table:table-cell office:value-type="float" office:value="99.8485092501285" calcext:value-type="float">
            <text:p>99,8485092501</text:p>
          </table:table-cell>
          <table:table-cell office:value-type="float" office:value="-225.706928378029" calcext:value-type="float">
            <text:p>-225,70692837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6.9306054240345" calcext:value-type="float">
            <text:p>-46,930605424</text:p>
          </table:table-cell>
          <table:table-cell office:value-type="float" office:value="38.1487084622618" calcext:value-type="float">
            <text:p>38,1487084623</text:p>
          </table:table-cell>
          <table:table-cell office:value-type="float" office:value="-126.401453901304" calcext:value-type="float">
            <text:p>-126,401453901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6.5973958311835" calcext:value-type="float">
            <text:p>-46,5973958312</text:p>
          </table:table-cell>
          <table:table-cell office:value-type="float" office:value="38.4625549132619" calcext:value-type="float">
            <text:p>38,4625549133</text:p>
          </table:table-cell>
          <table:table-cell office:value-type="float" office:value="-126.401556067103" calcext:value-type="float">
            <text:p>-126,401556067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.0225093989009" calcext:value-type="float">
            <text:p>92,0225093989</text:p>
          </table:table-cell>
          <table:table-cell office:value-type="float" office:value="99.9307486177125" calcext:value-type="float">
            <text:p>99,9307486177</text:p>
          </table:table-cell>
          <table:table-cell office:value-type="float" office:value="-225.57941308095" calcext:value-type="float">
            <text:p>-225,57941308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.178834048121" calcext:value-type="float">
            <text:p>91,1788340481</text:p>
          </table:table-cell>
          <table:table-cell office:value-type="float" office:value="98.6388787195858" calcext:value-type="float">
            <text:p>98,6388787196</text:p>
          </table:table-cell>
          <table:table-cell office:value-type="float" office:value="-219.872121874315" calcext:value-type="float">
            <text:p>-219,872121874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.867279133281" calcext:value-type="float">
            <text:p>73,8672791333</text:p>
          </table:table-cell>
          <table:table-cell office:value-type="float" office:value="96.9994842015491" calcext:value-type="float">
            <text:p>96,9994842015</text:p>
          </table:table-cell>
          <table:table-cell office:value-type="float" office:value="-175.506684282637" calcext:value-type="float">
            <text:p>-175,506684282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4.2744893990086" calcext:value-type="float">
            <text:p>84,274489399</text:p>
          </table:table-cell>
          <table:table-cell office:value-type="float" office:value="87.0438854146579" calcext:value-type="float">
            <text:p>87,0438854147</text:p>
          </table:table-cell>
          <table:table-cell office:value-type="float" office:value="-145.824828363896" calcext:value-type="float">
            <text:p>-145,824828363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.4841709375784" calcext:value-type="float">
            <text:p>92,4841709376</text:p>
          </table:table-cell>
          <table:table-cell office:value-type="float" office:value="95.9036949941181" calcext:value-type="float">
            <text:p>95,9036949941</text:p>
          </table:table-cell>
          <table:table-cell office:value-type="float" office:value="-199.949628444728" calcext:value-type="float">
            <text:p>-199,949628444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6.9982681367375" calcext:value-type="float">
            <text:p>-46,9982681367</text:p>
          </table:table-cell>
          <table:table-cell office:value-type="float" office:value="37.2986908032208" calcext:value-type="float">
            <text:p>37,2986908032</text:p>
          </table:table-cell>
          <table:table-cell office:value-type="float" office:value="-126.215752227633" calcext:value-type="float">
            <text:p>-126,215752227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5.059700360235" calcext:value-type="float">
            <text:p>-45,0597003602</text:p>
          </table:table-cell>
          <table:table-cell office:value-type="float" office:value="37.7430113289359" calcext:value-type="float">
            <text:p>37,7430113289</text:p>
          </table:table-cell>
          <table:table-cell office:value-type="float" office:value="-126.241355283718" calcext:value-type="float">
            <text:p>-126,241355283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6.1669166622881" calcext:value-type="float">
            <text:p>-46,1669166623</text:p>
          </table:table-cell>
          <table:table-cell office:value-type="float" office:value="37.5900311854021" calcext:value-type="float">
            <text:p>37,5900311854</text:p>
          </table:table-cell>
          <table:table-cell office:value-type="float" office:value="-126.367400526672" calcext:value-type="float">
            <text:p>-126,367400526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.5603947491951" calcext:value-type="float">
            <text:p>90,5603947492</text:p>
          </table:table-cell>
          <table:table-cell office:value-type="float" office:value="99.9788243015201" calcext:value-type="float">
            <text:p>99,9788243015</text:p>
          </table:table-cell>
          <table:table-cell office:value-type="float" office:value="-226.890732794095" calcext:value-type="float">
            <text:p>-226,890732794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.7735264307041" calcext:value-type="float">
            <text:p>90,7735264307</text:p>
          </table:table-cell>
          <table:table-cell office:value-type="float" office:value="99.2791618975625" calcext:value-type="float">
            <text:p>99,2791618976</text:p>
          </table:table-cell>
          <table:table-cell office:value-type="float" office:value="-223.526622831076" calcext:value-type="float">
            <text:p>-223,526622831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46.4830583557108" calcext:value-type="float">
            <text:p>-46,4830583557</text:p>
          </table:table-cell>
          <table:table-cell office:value-type="float" office:value="38.0982032835835" calcext:value-type="float">
            <text:p>38,0982032836</text:p>
          </table:table-cell>
          <table:table-cell office:value-type="float" office:value="-126.423513258486" calcext:value-type="float">
            <text:p>-126,423513258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7.0646646832012" calcext:value-type="float">
            <text:p>97,0646646832</text:p>
          </table:table-cell>
          <table:table-cell office:value-type="float" office:value="99.9235448758668" calcext:value-type="float">
            <text:p>99,9235448759</text:p>
          </table:table-cell>
          <table:table-cell office:value-type="float" office:value="-213.243670291547" calcext:value-type="float">
            <text:p>-213,243670291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6.1708889060879" calcext:value-type="float">
            <text:p>-46,1708889061</text:p>
          </table:table-cell>
          <table:table-cell office:value-type="float" office:value="38.2847189523022" calcext:value-type="float">
            <text:p>38,2847189523</text:p>
          </table:table-cell>
          <table:table-cell office:value-type="float" office:value="-126.407161563624" calcext:value-type="float">
            <text:p>-126,407161563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8.7375632515167" calcext:value-type="float">
            <text:p>88,7375632515</text:p>
          </table:table-cell>
          <table:table-cell office:value-type="float" office:value="99.832148604068" calcext:value-type="float">
            <text:p>99,8321486041</text:p>
          </table:table-cell>
          <table:table-cell office:value-type="float" office:value="-226.210119582364" calcext:value-type="float">
            <text:p>-226,210119582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.7877305891152" calcext:value-type="float">
            <text:p>90,7877305891</text:p>
          </table:table-cell>
          <table:table-cell office:value-type="float" office:value="95.9273280864524" calcext:value-type="float">
            <text:p>95,9273280865</text:p>
          </table:table-cell>
          <table:table-cell office:value-type="float" office:value="-204.031180127259" calcext:value-type="float">
            <text:p>-204,031180127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.5211065018445" calcext:value-type="float">
            <text:p>88,5211065018</text:p>
          </table:table-cell>
          <table:table-cell office:value-type="float" office:value="98.5888743800944" calcext:value-type="float">
            <text:p>98,5888743801</text:p>
          </table:table-cell>
          <table:table-cell office:value-type="float" office:value="-220.905118663661" calcext:value-type="float">
            <text:p>-220,905118663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6.2320673476989" calcext:value-type="float">
            <text:p>-46,2320673477</text:p>
          </table:table-cell>
          <table:table-cell office:value-type="float" office:value="38.2013090579014" calcext:value-type="float">
            <text:p>38,2013090579</text:p>
          </table:table-cell>
          <table:table-cell office:value-type="float" office:value="-126.416516611214" calcext:value-type="float">
            <text:p>-126,416516611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.1396332014905" calcext:value-type="float">
            <text:p>89,1396332015</text:p>
          </table:table-cell>
          <table:table-cell office:value-type="float" office:value="97.5853423429592" calcext:value-type="float">
            <text:p>97,585342343</text:p>
          </table:table-cell>
          <table:table-cell office:value-type="float" office:value="-215.896639646772" calcext:value-type="float">
            <text:p>-215,896639646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8.9861409379829" calcext:value-type="float">
            <text:p>88,986140938</text:p>
          </table:table-cell>
          <table:table-cell office:value-type="float" office:value="99.5107375797315" calcext:value-type="float">
            <text:p>99,5107375797</text:p>
          </table:table-cell>
          <table:table-cell office:value-type="float" office:value="-224.996515145977" calcext:value-type="float">
            <text:p>-224,99651514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46.4717720315245" calcext:value-type="float">
            <text:p>-46,4717720315</text:p>
          </table:table-cell>
          <table:table-cell office:value-type="float" office:value="38.1389582865476" calcext:value-type="float">
            <text:p>38,1389582865</text:p>
          </table:table-cell>
          <table:table-cell office:value-type="float" office:value="-126.423769576775" calcext:value-type="float">
            <text:p>-126,423769576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6.0221562210338" calcext:value-type="float">
            <text:p>-46,022156221</text:p>
          </table:table-cell>
          <table:table-cell office:value-type="float" office:value="37.3041295693981" calcext:value-type="float">
            <text:p>37,3041295694</text:p>
          </table:table-cell>
          <table:table-cell office:value-type="float" office:value="-126.291116406597" calcext:value-type="float">
            <text:p>-126,291116406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6.9393429191076" calcext:value-type="float">
            <text:p>-46,9393429191</text:p>
          </table:table-cell>
          <table:table-cell office:value-type="float" office:value="38.2913573277446" calcext:value-type="float">
            <text:p>38,2913573277</text:p>
          </table:table-cell>
          <table:table-cell office:value-type="float" office:value="-126.400305447659" calcext:value-type="float">
            <text:p>-126,400305447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6.7913033676957" calcext:value-type="float">
            <text:p>-46,7913033677</text:p>
          </table:table-cell>
          <table:table-cell office:value-type="float" office:value="38.1862137218042" calcext:value-type="float">
            <text:p>38,1862137218</text:p>
          </table:table-cell>
          <table:table-cell office:value-type="float" office:value="-126.413010692251" calcext:value-type="float">
            <text:p>-126,413010692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9T18:21:12.417522288</dc:date>
    <meta:editing-duration>PT1H50M31S</meta:editing-duration>
    <meta:editing-cycles>1</meta:editing-cycles>
    <meta:document-statistic meta:table-count="1" meta:cell-count="122" meta:object-count="0"/>
    <meta:generator>LibreOffice/5.1.6.2$Linux_X86_64 LibreOffice_project/10m0$Build-2</meta:generator>
  </office:meta>
</office:document-meta>
</file>